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Bike Sharing Dataset source season1, target season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No. elements</text:p>
          </table:table-cell>
          <table:table-cell office:value-type="string" calcext:value-type="string">
            <text:p>Base</text:p>
          </table:table-cell>
          <table:table-cell table:style-name="Default" office:value-type="string" calcext:value-type="string">
            <text:p>Retrained</text:p>
          </table:table-cell>
          <table:table-cell office:value-type="string" calcext:value-type="string">
            <text:p>Reframed (k-mean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4112" calcext:value-type="float">
            <text:p>4.4112</text:p>
          </table:table-cell>
          <table:table-cell office:value-type="float" office:value="5.38536744831" calcext:value-type="float">
            <text:p>5.3853674483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4112" calcext:value-type="float">
            <text:p>4.4112</text:p>
          </table:table-cell>
          <table:table-cell office:value-type="float" office:value="5.84911458257" calcext:value-type="float">
            <text:p>5.849114582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112" calcext:value-type="float">
            <text:p>4.4112</text:p>
          </table:table-cell>
          <table:table-cell office:value-type="float" office:value="5.62569202857" calcext:value-type="float">
            <text:p>5.6256920285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4112" calcext:value-type="float">
            <text:p>4.4112</text:p>
          </table:table-cell>
          <table:table-cell office:value-type="float" office:value="4.9141645374" calcext:value-type="float">
            <text:p>4.914164537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4112" calcext:value-type="float">
            <text:p>4.4112</text:p>
          </table:table-cell>
          <table:table-cell office:value-type="float" office:value="5.00657104231" calcext:value-type="float">
            <text:p>5.006571042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5:26:56.371726751</meta:creation-date>
    <dc:date>2018-05-31T15:44:12.528338746</dc:date>
    <meta:editing-duration>PT17M19S</meta:editing-duration>
    <meta:editing-cycles>4</meta:editing-cycles>
    <meta:generator>LibreOffice/5.3.1.2$Linux_X86_64 LibreOffice_project/30m0$Build-2</meta:generator>
    <meta:document-statistic meta:table-count="1" meta:cell-count="20" meta:object-count="0"/>
  </office:meta>
</office:document-meta>
</file>